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1104" officeooo:paragraph-rsid="00181104"/>
    </style:style>
    <style:style style:name="P2" style:family="paragraph" style:parent-style-name="Standard">
      <style:text-properties officeooo:rsid="00181104" officeooo:paragraph-rsid="001be483"/>
    </style:style>
    <style:style style:name="P3" style:family="paragraph" style:parent-style-name="Standard">
      <style:text-properties officeooo:rsid="0019a2f6" officeooo:paragraph-rsid="0019a2f6"/>
    </style:style>
    <style:style style:name="P4" style:family="paragraph" style:parent-style-name="Standard">
      <style:text-properties officeooo:rsid="001ab706" officeooo:paragraph-rsid="001ab706"/>
    </style:style>
    <style:style style:name="P5" style:family="paragraph" style:parent-style-name="Standard">
      <style:text-properties officeooo:rsid="001c6c1d" officeooo:paragraph-rsid="001c6c1d"/>
    </style:style>
    <style:style style:name="P6" style:family="paragraph" style:parent-style-name="Standard">
      <style:text-properties officeooo:rsid="0019a2f6" officeooo:paragraph-rsid="001be483"/>
    </style:style>
    <style:style style:name="P7" style:family="paragraph" style:parent-style-name="Standard">
      <style:text-properties officeooo:rsid="001f54dd" officeooo:paragraph-rsid="001f54dd"/>
    </style:style>
    <style:style style:name="P8" style:family="paragraph" style:parent-style-name="Standard">
      <style:text-properties officeooo:rsid="00236a53" officeooo:paragraph-rsid="00236a53"/>
    </style:style>
    <style:style style:name="T1" style:family="text">
      <style:text-properties officeooo:rsid="0019a2f6"/>
    </style:style>
    <style:style style:name="T2" style:family="text">
      <style:text-properties officeooo:rsid="001d6918"/>
    </style:style>
    <style:style style:name="T3" style:family="text">
      <style:text-properties officeooo:rsid="0020c8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 A client which may add Drones, NoFlyZones, Flights, alter flight visibility, give permissions etc. This can either be a human via the Client Text UI module or a program which connects via the Client modules. A user can essentially only alter items which belong to it, it may not alter other user’s Flights or Drones , it may only obtain information about these items if the other User displays this information publicly. </text:p>
      <text:p text:style-name="P1"/>
      <text:p text:style-name="P1">Monitor → A monitor is a client which may only observe what is happening to the server, it may not alter any Flights, Drones or NoFlyZones. It can observe all publicly available information as well as any information from a user who gives it a MonitorPermission.</text:p>
      <text:p text:style-name="P1"/>
      <text:p text:style-name="P3">Drone → A drone is a client which obtains information from the server in order to perform flights assigned by it’s owner. Each drone can be referred to by it’s DroneID or it’s DroneName where the DroneID is unique across all drones while the DroneName only is unique across all of the drones belonging to a user. </text:p>
      <text:p text:style-name="P1"/>
      <text:p text:style-name="P3">NoFlyZone → A region defined by a pair of coordinates and a level. A NoFlyZones is a region of discouragement for a drone, it will not take a path through a NoFlyZone unless it cannot be avoided. The level value tells the server how great of an alternative search to perform. A NoFlyZone <text:s/>with a level of 10 will cause the search algorithm to prefer a path taking 9 steps longer rather than moving 1 step into the NoFlyZone. If a NoFlyZone is a cuboid of width 5 and level 10 the program will prefer to move 50 steps around the NoFlyZones rather than move across the NoFlyZone. However if the other path is 100 steps long then the algorithm will choose to pass through the NoFlyZone.</text:p>
      <text:p text:style-name="P3"/>
      <text:p text:style-name="P4">Graph and Search algorithm → This program uses the A* algorithm with a modified heuristic in order to enable searches to be completed is less time. The graph is stored on disk in small files which are dynamically loaded when needed in order to only have components in memory which are <text:s/>relevant to the search. Each node on the graph is connected to around 26 neighbours ( 3 dimentions and diagonals) depending of the node is on the edge of the graph.</text:p>
      <text:p text:style-name="P1"/>
      <text:p text:style-name="P2">This program allows Users to manage a number of Drones using a central server , planning flights for the drones, altering permissions for Monitors , adding NoFlyZones, obtaining the current state of the server and other features. <text:span text:style-name="T1">Monitors may connect in order to obtain details about the current server state e.g. current NoFlyZones etc.</text:span></text:p>
      <text:p text:style-name="P6">The clients connect to the server via sockets, the communications on which are encrypted using AES exchanging the AES keys and Initialisation vector using RSA. The server can use a certificate system to avoid a man in the middle attack against a client. </text:p>
      <text:p text:style-name="P5"/>
      <text:p text:style-name="P5">Each client can connect to the server via an interface in the AATC_CLIENT_TYPE module. This interface allows the client program to communicate with the server via function calls the the interface object where the object will handle features such as authentication of the server, encryption and failure. <text:span text:style-name="T2">The use of commands placed in methods of a class makes it easier for the writer to produce programs which supply the correct arguments in the correct format by taking the required arguments and placing them in the correct format ( layout of the package , the type of the variable is not altered and must be appropriate for that piece of data).</text:span></text:p>
      <text:p text:style-name="P2"/>
      <text:p text:style-name="P1"/>
      <text:p text:style-name="P7">File storage → The graph is stored in the GraphFolder folder , this can be changed if desired. In this folder there are multiple graph folders starting with the letter A and progressing with the ASCII table. These are used to prevent reading of the files which the NoFlyZone grapher is writing to the files and therefore either causing errors through timeout or the ability to link these folders to seperate media in order to reduce the performance deficit incured by reading and writing to the <text:soft-page-break/>same disk at the same time (mainly on HDDs, preventing excessive seeking of the R/W head). <text:span text:style-name="T3">Each file is a pickled python object.</text:span> <text:span text:style-name="T3">Each block contains a number of node objects , per default 500, if a node is needed it is loaded by the DynoGraph object and the node objects ( which are stored in a dictionary) are added to the graph nodes dictionary. This allows the program to only load the nodes in the area it requires, those loaded in the same block are loaded at the same time ( if node A is needed then it is likely it’s neighbour node B will also be needed, therefore both should be loaded at the same time in the same block. Additionally this block storage system reduces the overhead of storing large numbers of very small files compared to a smaller number of medium sized files.).</text:span></text:p>
      <text:p text:style-name="P7"/>
      <text:p text:style-name="P7"/>
      <text:p text:style-name="P8">Network transfer information → Transfer takes place via sockets where the client connects to the server and an instance to manage that client is created on the server. The information sent to the server is in the form (Command,(argument1...ArgumentN)) and the server response is (Sucess,Message,Data) where success represents if the query functioned correctly and generally represents if an error did not occur ( it can sometimes represent the outcome of the query i.e. login where it represents the sucesss of the login). </text:p>
      <text:p text:style-name="P8">When the connection is formed the client sets up the encryption keys used to encrypt the communications between the server and the client. Later the string to be sent is encrypted using these ke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09:42:26.497380195</meta:creation-date>
    <dc:date>2018-02-22T14:50:23.080842298</dc:date>
    <meta:editing-duration>PT52M30S</meta:editing-duration>
    <meta:editing-cycles>8</meta:editing-cycles>
    <meta:generator>LibreOffice/5.4.2.2$Linux_x86 LibreOffice_project/40m0$Build-2</meta:generator>
    <meta:document-statistic meta:table-count="0" meta:image-count="0" meta:object-count="0" meta:page-count="2" meta:paragraph-count="11" meta:word-count="942" meta:character-count="5376" meta:non-whitespace-character-count="4439"/>
  </office:meta>
</office:document-meta>
</file>